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bf11" officeooo:paragraph-rsid="0005bf11"/>
    </style:style>
    <style:style style:name="P2" style:family="paragraph" style:parent-style-name="Standard">
      <style:text-properties officeooo:paragraph-rsid="0005bf11"/>
    </style:style>
    <style:style style:name="P3" style:family="paragraph" style:parent-style-name="Standard">
      <style:text-properties officeooo:rsid="00085529" officeooo:paragraph-rsid="00085529"/>
    </style:style>
    <style:style style:name="P4" style:family="paragraph" style:parent-style-name="Standard">
      <style:text-properties officeooo:paragraph-rsid="00085529"/>
    </style:style>
    <style:style style:name="T1" style:family="text">
      <style:text-properties officeooo:rsid="0005bf11"/>
    </style:style>
    <style:style style:name="T2" style:family="text">
      <style:text-properties officeooo:rsid="00085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etup MxCUbE with Vagrant.</text:p>
      <text:p text:style-name="P1"/>
      <text:p text:style-name="P2"><text:span text:style-name="T1">1.Install Vagrant </text:span></text:p>
      <text:p text:style-name="P2"><text:a xlink:type="simple" xlink:href="http://www.vagrantup.com/downloads">http://www.vagrantup.com/downloads</text:a></text:p>
      <text:p text:style-name="P2"/>
      <text:p text:style-name="P1">2.Install Virtualbox for linux </text:p>
      <text:p text:style-name="P1"><text:a xlink:type="simple" xlink:href="https://www.virtualbox.org/wiki/Linux_Downloads">https://www.virtualbox.org/wiki/Linux_Downloads</text:a></text:p>
      <text:p text:style-name="P1"/>
      <text:p text:style-name="P1">3.Install github</text:p>
      <text:p text:style-name="P1">Open a Terminal and put inside : apt-get install github</text:p>
      <text:p text:style-name="P1"/>
      <text:p text:style-name="P1">4.Download two scripts</text:p>
      <text:p text:style-name="P1">Make a folder wherever you want.</text:p>
      <text:p text:style-name="P1">Reach this folder with the command “cd”</text:p>
      <text:p text:style-name="P2"><text:span text:style-name="T1">In a Terminal type : git clone </text:span> <text:a xlink:type="simple" xlink:href="https://github.com/pommier/vagrant_mxcube">https://github.com/pommier/vagrant_mxcube</text:a></text:p>
      <text:p text:style-name="P2"/>
      <text:p text:style-name="P1">5.On the same folder, install linux and all the component with vagrant</text:p>
      <text:p text:style-name="P1"/>
      <text:p text:style-name="P1">a)In the Terminal put :</text:p>
      <text:p text:style-name="P1">vagrant box add test <text:a xlink:type="simple" xlink:href="http://opscode-vagrant-boxes.s3.amazonaws.com/ubuntu10.04-gems.box">http://opscode-vagrant-boxes.s3.amazonaws.com/ubuntu10.04-gems.box</text:a></text:p>
      <text:p text:style-name="P1">At the end, <text:s/>a virtual machine will be launched</text:p>
      <text:p text:style-name="P1"/>
      <text:p text:style-name="P1">b) Now we will install all the plugin</text:p>
      <text:p text:style-name="P2"><text:span text:style-name="T1">Stop the virtual machine by typing in the terminal “</text:span>vagrant halt”</text:p>
      <text:p text:style-name="P2"><text:span text:style-name="T1">Launch again the virtual machine “</text:span>vagrant up –provision”</text:p>
      <text:p text:style-name="P1">All the dependencies will be downloaded.</text:p>
      <text:p text:style-name="P1"/>
      <text:p text:style-name="P1"/>
      <text:p text:style-name="P1">The login is vagrant</text:p>
      <text:p text:style-name="P1">the password is vagrant</text:p>
      <text:p text:style-name="P1"/>
      <text:p text:style-name="P1">6.Launch MxCUbE</text:p>
      <text:p text:style-name="P1">-Open a Terminal on your virtual machine.</text:p>
      <text:p text:style-name="P1">-Reach the mxcube folder.</text:p>
      <text:p text:style-name="P1">-put on the terminal : ./bin/mxcube --hardwareRepository=ExampleFiles/HardwareObjects.xml/</text:p>
      <text:p text:style-name="P1"/>
      <text:p text:style-name="P1"/>
      <text:p text:style-name="P3">Increase the virtual machine size :</text:p>
      <text:p text:style-name="P3">When your virtual machine is running, click on Devices on the top, and then click on “insert guest addition cd image”. After that click on NO.</text:p>
      <text:p text:style-name="P3">An Icon while appear on your virtual machine desktop, run it.</text:p>
      <text:p text:style-name="P3">Stop your virtual machine with the command “vagrant stop” on your host terminal.</text:p>
      <text:p text:style-name="P4"><text:span text:style-name="T2">Run the command : </text:span>VBoxManage setextradata global GUI/MaxGuestResolution 1272,920 </text:p>
      <text:p text:style-name="P3">and after “vagrant up”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ommier</meta:initial-creator>
    <meta:creation-date>2014-04-07T15:37:02.788860201</meta:creation-date>
    <dc:date>2014-04-08T09:21:53.230398503</dc:date>
    <dc:creator>Jonathan Pommier</dc:creator>
    <meta:editing-duration>PT17H26M37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31" meta:word-count="212" meta:character-count="1460" meta:non-whitespace-character-count="1275"/>
  </office:meta>
</office:document-meta>
</file>